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835" officeooo:paragraph-rsid="001ad835"/>
    </style:style>
    <style:style style:name="P2" style:family="paragraph" style:parent-style-name="Standard">
      <style:text-properties officeooo:rsid="001ad835" officeooo:paragraph-rsid="001c26b8"/>
    </style:style>
    <style:style style:name="P3" style:family="paragraph" style:parent-style-name="Standard">
      <style:text-properties officeooo:rsid="001ad835" officeooo:paragraph-rsid="002149da"/>
    </style:style>
    <style:style style:name="P4" style:family="paragraph" style:parent-style-name="Standard">
      <style:text-properties officeooo:rsid="001c26b8" officeooo:paragraph-rsid="001c26b8"/>
    </style:style>
    <style:style style:name="P5" style:family="paragraph" style:parent-style-name="Standard">
      <style:text-properties officeooo:rsid="001c26b8" officeooo:paragraph-rsid="002149da"/>
    </style:style>
    <style:style style:name="P6" style:family="paragraph" style:parent-style-name="Standard">
      <style:text-properties officeooo:rsid="001e1812" officeooo:paragraph-rsid="001e1812"/>
    </style:style>
    <style:style style:name="P7" style:family="paragraph" style:parent-style-name="Standard">
      <style:text-properties fo:font-weight="bold" officeooo:rsid="001ad835" officeooo:paragraph-rsid="001ad835" style:font-weight-asian="bold" style:font-weight-complex="bold"/>
    </style:style>
    <style:style style:name="P8" style:family="paragraph" style:parent-style-name="Standard">
      <style:text-properties officeooo:rsid="002149da" officeooo:paragraph-rsid="002149da"/>
    </style:style>
    <style:style style:name="P9" style:family="paragraph" style:parent-style-name="Standard">
      <style:text-properties officeooo:rsid="002149da" officeooo:paragraph-rsid="00229e84"/>
    </style:style>
    <style:style style:name="P10" style:family="paragraph" style:parent-style-name="Standard">
      <style:text-properties officeooo:rsid="00244b2e" officeooo:paragraph-rsid="00244b2e"/>
    </style:style>
    <style:style style:name="P11" style:family="paragraph" style:parent-style-name="Standard">
      <style:text-properties officeooo:rsid="00244b2e" officeooo:paragraph-rsid="0025eb3a"/>
    </style:style>
    <style:style style:name="P12" style:family="paragraph" style:parent-style-name="Standard">
      <style:text-properties officeooo:paragraph-rsid="002d8722"/>
    </style:style>
    <style:style style:name="P13" style:family="paragraph" style:parent-style-name="Standard">
      <style:text-properties officeooo:rsid="002d8722" officeooo:paragraph-rsid="002d8722"/>
    </style:style>
    <style:style style:name="P14" style:family="paragraph" style:parent-style-name="Standard">
      <style:text-properties officeooo:rsid="002e01e5" officeooo:paragraph-rsid="002e01e5"/>
    </style:style>
    <style:style style:name="P15" style:family="paragraph" style:parent-style-name="Standard">
      <style:text-properties officeooo:rsid="002e24e7" officeooo:paragraph-rsid="002e24e7"/>
    </style:style>
    <style:style style:name="P16" style:family="paragraph" style:parent-style-name="Preformatted_20_Text">
      <style:text-properties officeooo:rsid="001e1812" officeooo:paragraph-rsid="001e1812"/>
    </style:style>
    <style:style style:name="T1" style:family="text">
      <style:text-properties officeooo:rsid="001c26b8"/>
    </style:style>
    <style:style style:name="T2" style:family="text">
      <style:text-properties officeooo:rsid="001e1812"/>
    </style:style>
    <style:style style:name="T3" style:family="text">
      <style:text-properties officeooo:rsid="001f80be"/>
    </style:style>
    <style:style style:name="T4" style:family="text">
      <style:text-properties officeooo:rsid="002149da"/>
    </style:style>
    <style:style style:name="T5" style:family="text">
      <style:text-properties officeooo:rsid="0021c67b"/>
    </style:style>
    <style:style style:name="T6" style:family="text">
      <style:text-properties officeooo:rsid="00229e84"/>
    </style:style>
    <style:style style:name="T7" style:family="text">
      <style:text-properties officeooo:rsid="00244b2e"/>
    </style:style>
    <style:style style:name="T8" style:family="text">
      <style:text-properties officeooo:rsid="0028b942"/>
    </style:style>
    <style:style style:name="T9" style:family="text">
      <style:text-properties officeooo:rsid="002d8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 SQL AND JDBC</text:p>
      <text:p text:style-name="P1"/>
      <text:p text:style-name="P1">Exercises:</text:p>
      <text:p text:style-name="P1"/>
      <text:p text:style-name="P1">1. SELECT <text:s/>empno , ename ,<text:span text:style-name="T8">right(ename,1) FROM</text:span> <text:span text:style-name="T2">emp</text:span> where ename LIKE ‘%n’;</text:p>
      <text:p text:style-name="P1"><text:s/></text:p>
      <text:p text:style-name="P2">2.</text:p>
      <text:p text:style-name="P15"><text:s text:c="7"/>DELIMITER //</text:p>
      <text:p text:style-name="P15"><text:s text:c="6"/>CREATE PROCEDURE <text:s/>`update_sal`(IN amount decimal(7,2)) </text:p>
      <text:p text:style-name="P15"><text:s text:c="9"/>BEGIN</text:p>
      <text:p text:style-name="P15"><text:s text:c="9"/>UPDATE emp SET sal = sal+amount where job = 'salesman';</text:p>
      <text:p text:style-name="P15"><text:s text:c="9"/>END ;</text:p>
      <text:p text:style-name="P15"><text:s text:c="10"/>//</text:p>
      <text:p text:style-name="P15"><text:s text:c="10"/>DELIMITER ;</text:p>
      <text:p text:style-name="P9">3.</text:p>
      <text:p text:style-name="P9"><text:s text:c="6"/><text:span text:style-name="T6">DELIMITER //</text:span></text:p>
      <text:p text:style-name="P9"><text:s text:c="5"/>CREATE FUNCTION calc_sal () RETURN<text:span text:style-name="T6">S</text:span> int</text:p>
      <text:p text:style-name="P8"><text:s text:c="5"/>BEGIN</text:p>
      <text:p text:style-name="P8"><text:s text:c="4"/></text:p>
      <text:p text:style-name="P8"><text:s text:c="3"/><text:span text:style-name="T5">DECLARE total INT(4) DEFAULT 0;</text:span></text:p>
      <text:p text:style-name="P8"/>
      <text:p text:style-name="P8"><text:s text:c="3"/>SELECT sum(<text:span text:style-name="T5">e.</text:span>sal) INTO total from emp <text:span text:style-name="T5">e INNER JOIN dept d </text:span><text:s/><text:span text:style-name="T5">ON </text:span><text:s/><text:span text:style-name="T5">e.deptno=d.deptno WHERE d.dname =‘ACCOUNTING’;</text:span></text:p>
      <text:p text:style-name="P8"/>
      <text:p text:style-name="P8"><text:s text:c="2"/>RETURN <text:s/><text:span text:style-name="T5">total;</text:span></text:p>
      <text:p text:style-name="P8"><text:s text:c="2"/><text:span text:style-name="T5">END ;</text:span></text:p>
      <text:p text:style-name="P8"><text:s text:c="2"/>//</text:p>
      <text:p text:style-name="P14">To run the function : <text:s/>SELECT calc_sal() <text:s/>;</text:p>
      <text:p text:style-name="P10"/>
      <text:p text:style-name="P11">4.</text:p>
      <text:p text:style-name="P11"/>
      <text:p text:style-name="P12"><text:span text:style-name="T7"><text:s text:c="7"/>CREATE TABLE <text:s/>transac (</text:span></text:p>
      <text:p text:style-name="P13"><text:s text:c="36"/>employee_name varchar (15), </text:p>
      <text:p text:style-name="P13"><text:s text:c="37"/>updated_by varchar (20) ,</text:p>
      <text:p text:style-name="P13"><text:s text:c="36"/>changed_salary bigint(1),</text:p>
      <text:p text:style-name="P13"><text:s text:c="36"/>updated_date date );</text:p>
      <text:p text:style-name="P13"><text:s text:c="3"/></text:p>
      <text:p text:style-name="P13"><text:s text:c="5"/>DROP trigger <text:s/>trig;</text:p>
      <text:p text:style-name="P13"><text:s text:c="5"/></text:p>
      <text:p text:style-name="P13"><text:s text:c="4"/>DELIMITER //</text:p>
      <text:p text:style-name="P13"/>
      <text:p text:style-name="P13"><text:s text:c="5"/>CREATE trigger new_trig</text:p>
      <text:p text:style-name="P13"><text:s text:c="5"/>AFTER UPDATE <text:s/>ON emp</text:p>
      <text:p text:style-name="P13"><text:s text:c="5"/>FOR EACH ROW</text:p>
      <text:p text:style-name="P13"><text:s text:c="2"/>BEGIN</text:p>
      <text:p text:style-name="P13"><text:s text:c="4"/></text:p>
      <text:p text:style-name="P13"><text:s text:c="3"/></text:p>
      <text:p text:style-name="P13"><text:s text:c="4"/>insert into transac values(NEW.ename ,'payal', NEW.sal,now()) ;</text:p>
      <text:p text:style-name="P13"><text:s text:c="5"/>END;</text:p>
      <text:p text:style-name="P13"><text:s text:c="5"/>//</text:p>
      <text:p text:style-name="P13"><text:s text:c="6"/>Delimiter ;</text:p>
      <text:p text:style-name="P13"/>
      <text:p text:style-name="P13"><text:soft-page-break/></text:p>
      <text:p text:style-name="P14">To run the trigger :</text:p>
      <text:p text:style-name="P14"/>
      <text:p text:style-name="P14">UPDATE emp</text:p>
      <text:p text:style-name="P14">SET sal = sal-100;</text:p>
      <text:p text:style-name="P14"><text:s/></text:p>
      <text:p text:style-name="P14">To view the changes:</text:p>
      <text:p text:style-name="P14"/>
      <text:p text:style-name="P14">SELECT * FROM transac ;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10:06.846713929</meta:creation-date>
    <dc:date>2018-02-20T17:10:55.579227475</dc:date>
    <meta:editing-duration>PT1H26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149" meta:character-count="1203" meta:non-whitespace-character-count="777"/>
  </office:meta>
</office:document-meta>
</file>